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178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764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679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893cm" fo:break-before="auto" style:use-optimal-row-height="true"/>
    </style:style>
    <style:style style:name="ro16" style:family="table-row">
      <style:table-row-properties style:row-height="3.016cm" fo:break-before="auto" style:use-optimal-row-height="true"/>
    </style:style>
    <style:style style:name="ro17" style:family="table-row">
      <style:table-row-properties style:row-height="2.591cm" fo:break-before="auto" style:use-optimal-row-height="true"/>
    </style:style>
    <style:style style:name="ro18" style:family="table-row">
      <style:table-row-properties style:row-height="2.166cm" fo:break-before="auto" style:use-optimal-row-height="true"/>
    </style:style>
    <style:style style:name="ro19" style:family="table-row">
      <style:table-row-properties style:row-height="1.741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062cm" fo:break-before="auto" style:use-optimal-row-height="true"/>
    </style:style>
    <style:style style:name="ro23" style:family="table-row">
      <style:table-row-properties style:row-height="1.402cm" fo:break-before="auto" style:use-optimal-row-height="true"/>
    </style:style>
    <style:style style:name="ro24" style:family="table-row">
      <style:table-row-properties style:row-height="0.721cm" fo:break-before="auto" style:use-optimal-row-height="true"/>
    </style:style>
    <style:style style:name="ro25" style:family="table-row">
      <style:table-row-properties style:row-height="0.998cm" fo:break-before="auto" style:use-optimal-row-height="true"/>
    </style:style>
    <style:style style:name="ro26" style:family="table-row">
      <style:table-row-properties style:row-height="0.201cm" fo:break-before="auto" style:use-optimal-row-height="false"/>
    </style:style>
    <style:style style:name="ro2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4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10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6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Goblinbaszó Haake, zsidó 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ha iszik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feltűnően széles, a fonott szakáll alatt biztos jóvágású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-1" calcext:value-type="float">
            <text:p>-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828" calcext:value-type="float">
            <text:p>828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54" calcext:value-type="float">
            <text:p>45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20" calcext:value-type="float">
            <text:p>52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61" office:value-type="float" office:value="5" calcext:value-type="float">
            <text:p>5</text:p>
          </table:table-cell>
          <table:table-cell table:style-name="ce434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61" office:value-type="float" office:value="7" calcext:value-type="float">
            <text:p>7</text:p>
          </table:table-cell>
          <table:table-cell table:style-name="ce434" table:content-validation-name="val62"/>
          <table:table-cell table:style-name="ce253" table:content-validation-name="val47" table:formula="of:=[.H18]+[.I18]" office:value-type="float" office:value="7" calcext:value-type="float">
            <text:p>7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62" office:value-type="float" office:value="5" calcext:value-type="float">
            <text:p>5</text:p>
          </table:table-cell>
          <table:table-cell table:style-name="ce434" table:content-validation-name="val62"/>
          <table:table-cell table:style-name="ce257" table:content-validation-name="val47" table:formula="of:=[.H22]+[.I22]" office:value-type="float" office:value="5" calcext:value-type="float">
            <text:p>5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-2" calcext:value-type="float" table:number-columns-spanned="2" table:number-rows-spanned="1">
            <text:p>-2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3" calcext:value-type="float">
            <text:p>3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34" table:content-validation-name="val62" office:value-type="float" office:value="4" calcext:value-type="float">
            <text:p>4</text:p>
          </table:table-cell>
          <table:table-cell table:style-name="ce434" table:content-validation-name="val62"/>
          <table:table-cell table:style-name="ce259" table:content-validation-name="val47" table:formula="of:=[.H27]+[.I27]" office:value-type="float" office:value="4" calcext:value-type="float">
            <text:p>4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34" table:content-validation-name="val62" office:value-type="float" office:value="3" calcext:value-type="float">
            <text:p>3</text:p>
          </table:table-cell>
          <table:table-cell table:style-name="ce434" table:content-validation-name="val62"/>
          <table:table-cell table:style-name="ce259" table:content-validation-name="val47" table:formula="of:=[.H28]+[.I28]" office:value-type="float" office:value="3" calcext:value-type="float">
            <text:p>3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/>
          <table:table-cell table:style-name="ce43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34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34" table:content-validation-name="val63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5" calcext:value-type="float">
            <text:p>5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34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34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5" calcext:value-type="float">
            <text:p>5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7" calcext:value-type="float">
            <text:p>7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arci anatómia</text:p>
          </table:table-cell>
          <table:covered-table-cell table:style-name="ce151"/>
          <table:table-cell table:style-name="ce167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4" table:content-validation-name="val47" table:formula="of:=[.$D39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7" calcext:value-type="float">
            <text:p>7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Építészet</text:p>
          </table:table-cell>
          <table:table-cell table:style-name="ce239" table:content-validation-name="val66" office:value-type="float" office:value="1" calcext:value-type="float">
            <text:p>1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1" calcext:value-type="float">
            <text:p>1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4" calcext:value-type="float">
            <text:p>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Élettan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7" calcext:value-type="float">
            <text:p>7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3" calcext:value-type="float">
            <text:p>3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8" table:content-validation-name="val47" table:formula="of:=[.$D44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Etikett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2" calcext:value-type="float">
            <text:p>2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akma – kovác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10" table:content-validation-name="val47" table:formula="of:=[.$D46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7" calcext:value-type="float">
            <text:p>7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3" calcext:value-type="float">
            <text:p>3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Jogi ismeretek – ész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3" calcext:value-type="float">
            <text:p>3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210" calcext:value-type="float" table:number-columns-spanned="2" table:number-rows-spanned="1">
            <text:p>21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253623188405797" calcext:value-type="percentage" table:number-columns-spanned="2" table:number-rows-spanned="1">
            <text:p>(Össz KP 25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48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8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8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string" calcext:value-type="string">
            <text:p>8/5</text:p>
          </table:table-cell>
          <table:table-cell/>
          <table:table-cell table:style-name="ce396" table:content-validation-name="val59" office:value-type="string" calcext:value-type="string">
            <text:p>Nyelvismeret – Törp</text:p>
          </table:table-cell>
          <table:table-cell table:style-name="ce448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9" calcext:value-type="float">
            <text:p>9</text:p>
          </table:table-cell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0" table:content-validation-name="val71" office:value-type="float" office:value="3" calcext:value-type="float">
            <text:p>3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9" calcext:value-type="float">
            <text:p>9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9" calcext:value-type="float">
            <text:p>9</text:p>
          </table:table-cell>
          <table:table-cell/>
          <table:table-cell table:style-name="ce233" office:value-type="string" calcext:value-type="string">
            <text:p>Helyismeret – Ahol vunk</text:p>
          </table:table-cell>
          <table:table-cell table:style-name="ce245" table:content-validation-name="val66" office:value-type="float" office:value="4" calcext:value-type="float">
            <text:p>4</text:p>
          </table:table-cell>
          <table:table-cell table:style-name="ce245" table:content-validation-name="val66"/>
          <table:table-cell table:style-name="ce262" table:content-validation-name="val47" table:formula="of:=[.H60]+[.I60]" office:value-type="float" office:value="4" calcext:value-type="float">
            <text:p>4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/>
          <table:table-cell/>
          <table:table-cell table:style-name="ce233" office:value-type="string" calcext:value-type="string">
            <text:p>Nyelvismeret – erv</text:p>
          </table:table-cell>
          <table:table-cell table:style-name="ce245" table:content-validation-name="val66" office:value-type="float" office:value="4" calcext:value-type="float">
            <text:p>4</text:p>
          </table:table-cell>
          <table:table-cell table:style-name="ce245" table:content-validation-name="val66"/>
          <table:table-cell table:style-name="ce262" table:content-validation-name="val47" table:formula="of:=[.H61]+[.I61]" office:value-type="float" office:value="4" calcext:value-type="float">
            <text:p>4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 office:value-type="string" calcext:value-type="string">
            <text:p>Nyelvismeret – ork</text:p>
          </table:table-cell>
          <table:table-cell table:style-name="ce246" table:content-validation-name="val66" office:value-type="float" office:value="2" calcext:value-type="float">
            <text:p>2</text:p>
          </table:table-cell>
          <table:table-cell table:style-name="ce246" table:content-validation-name="val66"/>
          <table:table-cell table:style-name="ce263" table:content-validation-name="val47" table:formula="of:=[.H62]+[.I62]" office:value-type="float" office:value="2" calcext:value-type="float">
            <text:p>2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28" calcext:value-type="float">
            <text:p>2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585" table:content-validation-name="val102" table:formula="of:=[.C4]+[.D4]" office:value-type="float" office:value="23" calcext:value-type="float">
            <text:p>23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28" calcext:value-type="float">
            <text:p>2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4" calcext:value-type="float">
            <text:p>14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585" table:content-validation-name="val103" table:formula="of:=[.C5]+[.B5]+[.D5]"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4" calcext:value-type="float">
            <text:p>14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6" calcext:value-type="float">
            <text:p>6</text:p>
          </table:table-cell>
          <table:table-cell table:style-name="ce585" table:content-validation-name="val104" table:formula="of:=[.C6]+[.B6]+[.D6]" office:value-type="float" office:value="140" calcext:value-type="float">
            <text:p>14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5" calcext:value-type="float">
            <text:p>5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-4" calcext:value-type="float">
            <text:p>-4</text:p>
          </table:table-cell>
          <table:table-cell table:style-name="ce585" table:content-validation-name="val105" table:formula="of:=[.C8]+[.B8]+[.D8]" office:value-type="float" office:value="-29" calcext:value-type="float">
            <text:p>-29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-1" calcext:value-type="float">
            <text:p>-1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65" calcext:value-type="float">
            <text:p>165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8.25" calcext:value-type="float">
            <text:p>8,25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4" table:formula="of:=VLOOKUP([.$C14];harcmodorok;3)+[.$E$5]" office:value-type="float" office:value="50" calcext:value-type="float">
            <text:p>50</text:p>
          </table:table-cell>
          <table:table-cell table:style-name="ce348" table:content-validation-name="val44" table:formula="of:=VLOOKUP([.$C14];harcmodorok;4)+[.$E$6]" office:value-type="float" office:value="146" calcext:value-type="float">
            <text:p>146</text:p>
          </table:table-cell>
          <table:table-cell table:style-name="ce348" table:content-validation-name="val110" table:formula="of:=[.C14]+[Tulajdonságok_képzettségek.$C$21]" office:value-type="float" office:value="7" calcext:value-type="float">
            <text:p>7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5];harcmodorok;3)+[.$E$5]" office:value-type="float" office:value="14" calcext:value-type="float">
            <text:p>14</text:p>
          </table:table-cell>
          <table:table-cell table:style-name="ce348" table:content-validation-name="val44" table:formula="of:=VLOOKUP([.$C15];harcmodorok;4)+[.$E$6]" office:value-type="float" office:value="110" calcext:value-type="float">
            <text:p>110</text:p>
          </table:table-cell>
          <table:table-cell table:style-name="ce348" table:content-validation-name="val110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7" calcext:value-type="float">
            <text:p>7</text:p>
          </table:table-cell>
          <table:table-cell table:style-name="ce348" table:content-validation-name="val44" table:formula="of:=VLOOKUP([.$C16];harcmodorok;2)+[.$E$4]" office:value-type="float" office:value="27" calcext:value-type="float">
            <text:p>27</text:p>
          </table:table-cell>
          <table:table-cell table:style-name="ce348" table:content-validation-name="val44" table:formula="of:=VLOOKUP([.$C16];harcmodorok;3)+[.$E$5]" office:value-type="float" office:value="56" calcext:value-type="float">
            <text:p>56</text:p>
          </table:table-cell>
          <table:table-cell table:style-name="ce348" table:content-validation-name="val44" table:formula="of:=VLOOKUP([.$C16];harcmodorok;4)+[.$E$6]" office:value-type="float" office:value="152" calcext:value-type="float">
            <text:p>152</text:p>
          </table:table-cell>
          <table:table-cell table:style-name="ce348" table:content-validation-name="val110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7];harcmodorok;3)+[.$E$5]" office:value-type="float" office:value="14" calcext:value-type="float">
            <text:p>14</text:p>
          </table:table-cell>
          <table:table-cell table:style-name="ce348" table:content-validation-name="val44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8];harcmodorok;3)+[.$E$8]" office:value-type="float" office:value="-59" calcext:value-type="float">
            <text:p>-59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8];harcmodorok;4)+[.$E$8]" office:value-type="float" office:value="-59" calcext:value-type="float" table:number-columns-spanned="2" table:number-rows-spanned="1">
            <text:p>-59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9];harcmodorok;3)+[.$E$8]" office:value-type="float" office:value="-59" calcext:value-type="float">
            <text:p>-59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9" calcext:value-type="float" table:number-columns-spanned="2" table:number-rows-spanned="1">
            <text:p>-59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5" calcext:value-type="float">
            <text:p>5</text:p>
          </table:table-cell>
          <table:table-cell table:style-name="ce348" table:content-validation-name="val44" table:formula="of:=VLOOKUP([.$C20];harcmodorok;2)+[.$E$4]" office:value-type="float" office:value="25" calcext:value-type="float">
            <text:p>25</text:p>
          </table:table-cell>
          <table:table-cell table:style-name="ce348" table:content-validation-name="val44" table:formula="of:=VLOOKUP([.$C20];harcmodorok;3)+[.$E$8]" office:value-type="float" office:value="-23" calcext:value-type="float">
            <text:p>-2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7" calcext:value-type="float">
            <text:p>7</text:p>
          </table:table-cell>
          <table:table-cell table:style-name="ce390" table:content-validation-name="val44" table:formula="of:=VLOOKUP([.$C20];harcmodorok;4)+[.$E$8]" office:value-type="float" office:value="-23" calcext:value-type="float" table:number-columns-spanned="2" table:number-rows-spanned="1">
            <text:p>-2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1];harcmodorok;3)+[.$E$8]" office:value-type="float" office:value="-59" calcext:value-type="float">
            <text:p>-59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1];harcmodorok;4)+[.$E$8]" office:value-type="float" office:value="-59" calcext:value-type="float" table:number-columns-spanned="2" table:number-rows-spanned="1">
            <text:p>-59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0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7">
          <table:table-cell table:style-name="ce512" table:content-validation-name="val74" office:value-type="string" calcext:value-type="string">
            <text:p>Csatabárd, egykezes</text:p>
          </table:table-cell>
          <table:table-cell table:style-name="ce318" table:content-validation-name="val84" office:value-type="float" office:value="2" calcext:value-type="float">
            <text:p>2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&#10;(néha szúrás)" calcext:value-type="string">
            <text:p>7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Béltépő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" calcext:value-type="string">
            <text:p>3 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Vasököl / páncélkesztyű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2 Z" calcext:value-type="string">
            <text:p>2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Kézi nyílpuska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3" calcext:value-type="float">
            <text:p>3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float" office:value="13" calcext:value-type="float">
            <text:p>13</text:p>
          </table:table-cell>
          <table:table-cell table:style-name="ce564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6" calcext:value-type="float">
            <text:p>136</text:p>
          </table:table-cell>
          <table:table-cell table:style-name="ce380" table:content-validation-name="val114" table:formula="of:=[.G25]" office:value-type="string" office:string-value="-3 Z" calcext:value-type="string">
            <text:p>-3 Z</text:p>
          </table:table-cell>
          <table:table-cell table:style-name="ce626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7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80"/>
          <table:table-cell table:style-name="ce564" table:content-validation-name="val93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3" calcext:value-type="float">
            <text:p>33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7" calcext:value-type="float">
            <text:p>67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 calcext:value-type="float">
            <text:p>163</text:p>
          </table:table-cell>
          <table:table-cell table:style-name="ce564" table:content-validation-name="val112" table:formula="of:=[.G26]" office:value-type="string" office:string-value="7 V&#10;(néha szúrás)" calcext:value-type="string">
            <text:p>7 V</text:p>
            <text:p>(néha szúrás)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7" calcext:value-type="float">
            <text:p>27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0" calcext:value-type="float">
            <text:p>150</text:p>
          </table:table-cell>
          <table:table-cell table:style-name="ce564" table:content-validation-name="val112" table:formula="of:=[.G27]" office:value-type="string" office:string-value="3 S" calcext:value-type="string">
            <text:p>3 S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8" calcext:value-type="float">
            <text:p>18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43" calcext:value-type="float">
            <text:p>43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39" calcext:value-type="float">
            <text:p>139</text:p>
          </table:table-cell>
          <table:table-cell table:style-name="ce564" table:content-validation-name="val112" table:formula="of:=[.G28]" office:value-type="string" office:string-value="2 Z" calcext:value-type="string">
            <text:p>2 Z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Kézi nyílpuska (20m)" calcext:value-type="string" table:number-columns-spanned="2" table:number-rows-spanned="1">
            <text:p>Kézi nyílpuska (20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3" calcext:value-type="float">
            <text:p>3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10" calcext:value-type="float">
            <text:p>-10</text:p>
          </table:table-cell>
          <table:table-cell table:style-name="ce369" table:content-validation-name="val100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26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7" table:formula="of:=VLOOKUP([.$B$47];pajzsok;3;0)" office:value-type="float" office:value="30" calcext:value-type="float">
            <text:p>3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10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70% láncing</text:p>
          </table:table-cell>
          <table:covered-table-cell table:style-name="ce236"/>
          <table:table-cell table:style-name="ce384" table:content-validation-name="val116" office:value-type="string" calcext:value-type="string">
            <text:p>MGT: 21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10   /  v:  7 /  z:3</text:p>
          </table:table-cell>
          <table:covered-table-cell table:style-name="ce419"/>
          <table:table-cell table:number-columns-repeated="247"/>
        </table:table-row>
        <table:table-row table:style-name="ro11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7" calcext:value-type="float">
            <text:p>-7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7" calcext:value-type="float">
            <text:p>-17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Default"/>
        <table:table-column table:style-name="co28" table:default-cell-style-name="ce740"/>
        <table:table-column table:style-name="co29" table:default-cell-style-name="ce740"/>
        <table:table-column table:style-name="co30" table:default-cell-style-name="ce740"/>
        <table:table-column table:style-name="co31" table:default-cell-style-name="ce740"/>
        <table:table-column table:style-name="co26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-1" calcext:value-type="float" table:number-columns-spanned="2" table:number-rows-spanned="1">
            <text:p>-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2"/>
          <table:table-cell table:style-name="ce43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2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2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9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3" table:number-columns-spanned="4" table:number-rows-spanned="1"/>
          <table:covered-table-cell table:number-columns-repeated="3" table:style-name="ce723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3" table:number-columns-spanned="4" table:number-rows-spanned="1"/>
          <table:covered-table-cell table:number-columns-repeated="3" table:style-name="ce723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54" calcext:value-type="float">
            <text:p>454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210" calcext:value-type="float">
            <text:p>21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Kocsihajtás</text:p>
          </table:table-cell>
          <table:covered-table-cell table:style-name="ce151" table:content-validation-name="val72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72" table:formula="of:=[.$D9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72" table:formula="of:=[.$D10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office:value-type="string" calcext:value-type="string" table:number-columns-spanned="2" table:number-rows-spanned="1">
            <text:p>aszisz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6]+[.D36]" office:value-type="float" office:value="2" calcext:value-type="float">
            <text:p>2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3" calcext:value-type="float">
            <text:p>3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toroni</text:p>
          </table:table-cell>
          <table:covered-table-cell/>
          <table:table-cell table:style-name="ce244" table:content-validation-name="val72" office:value-type="float" office:value="1" calcext:value-type="float">
            <text:p>1</text:p>
          </table:table-cell>
          <table:table-cell table:style-name="ce639" table:content-validation-name="val72"/>
          <table:table-cell table:style-name="ce261" table:content-validation-name="val72" table:formula="of:=[.C37]+[.D37]" office:value-type="float" office:value="1" calcext:value-type="float">
            <text:p>1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2" calcext:value-type="float">
            <text:p>2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vallásismeret (Pyar)</text:p>
          </table:table-cell>
          <table:covered-table-cell/>
          <table:table-cell table:style-name="ce244" table:content-validation-name="val72" office:value-type="float" office:value="3" calcext:value-type="float">
            <text:p>3</text:p>
          </table:table-cell>
          <table:table-cell table:style-name="ce639" table:content-validation-name="val72"/>
          <table:table-cell table:style-name="ce261" table:content-validation-name="val72" table:formula="of:=[.C38]+[.D38]" office:value-type="float" office:value="3" calcext:value-type="float">
            <text:p>3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5" calcext:value-type="float">
            <text:p>5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3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4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5">
          <table:table-cell table:style-name="ce1041"/>
          <table:table-cell table:style-name="ce1079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4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8">
          <table:table-cell/>
          <table:table-cell table:style-name="ce1079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5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79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128"/>
        <table:table-column table:style-name="co13" table:number-columns-repeated="255" table:default-cell-style-name="ce1137"/>
        <table:table-column table:style-name="co32" table:number-columns-repeated="76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2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4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19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19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20"/>
        <table:table-column table:style-name="co50" table:default-cell-style-name="ce1020"/>
        <table:table-column table:style-name="co51" table:default-cell-style-name="ce1020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5"/>
          <table:covered-table-cell table:style-name="ce1030"/>
          <table:covered-table-cell table:style-name="ce1048"/>
          <table:covered-table-cell table:style-name="ce1056"/>
          <table:covered-table-cell table:number-columns-repeated="6" table:style-name="ce1048"/>
          <table:covered-table-cell table:number-columns-repeated="3" table:style-name="ce1110"/>
          <table:covered-table-cell table:style-name="ce1048"/>
          <table:table-cell table:style-name="ce1048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025"/>
          <table:table-cell table:style-name="ce1030"/>
          <table:table-cell table:style-name="ce1048"/>
          <table:table-cell table:style-name="ce1056"/>
          <table:table-cell table:style-name="ce1048" table:number-columns-repeated="6"/>
          <table:table-cell table:style-name="ce1110" table:number-columns-repeated="3"/>
          <table:table-cell table:style-name="ce104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49"/>
          <table:covered-table-cell table:style-name="ce806"/>
          <table:covered-table-cell table:number-columns-repeated="2" table:style-name="ce1049"/>
          <table:table-cell table:style-name="ce1049" table:number-columns-repeated="4"/>
          <table:table-cell/>
          <table:table-cell table:style-name="ce848" table:number-columns-repeated="2"/>
          <table:table-cell table:style-name="ce104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7" office:value-type="string" calcext:value-type="string">
            <text:p>Szint</text:p>
          </table:table-cell>
          <table:table-cell table:style-name="ce1017" office:value-type="string" calcext:value-type="string" table:number-columns-spanned="2" table:number-rows-spanned="1">
            <text:p>Átfogó</text:p>
          </table:table-cell>
          <table:covered-table-cell table:style-name="ce1017"/>
          <table:table-cell table:style-name="ce1017" office:value-type="string" calcext:value-type="string" table:number-columns-spanned="2" table:number-rows-spanned="1">
            <text:p>Átlagos</text:p>
          </table:table-cell>
          <table:covered-table-cell table:style-name="ce1017"/>
          <table:table-cell table:style-name="ce1017" office:value-type="string" calcext:value-type="string" table:number-columns-spanned="2" table:number-rows-spanned="1">
            <text:p>Spec.</text:p>
          </table:table-cell>
          <table:covered-table-cell/>
          <table:table-cell table:style-name="ce1049" table:number-columns-repeated="4"/>
          <table:table-cell/>
          <table:table-cell table:style-name="ce848" table:number-columns-repeated="2"/>
          <table:table-cell table:style-name="ce104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49" table:number-columns-repeated="3"/>
          <table:table-cell/>
          <table:table-cell table:style-name="ce848" table:number-columns-repeated="2"/>
          <table:table-cell table:style-name="ce104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20"/>
          <table:table-cell table:style-name="ce104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8cm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6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2cm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7cm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7" calcext:value-type="float">
            <office:annotation draw:style-name="gr4" draw:text-style-name="P2" svg:width="2.846cm" svg:height="0.991cm" svg:x="22.353cm" svg:y="5.849cm" draw:caption-point-x="-0.417cm" draw:caption-point-y="2.301cm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7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088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88" office:value-type="string" calcext:value-type="string">
            <text:p>Erőbónusz</text:p>
          </table:table-cell>
          <table:table-cell table:style-name="ce1088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67" office:value-type="string" calcext:value-type="string">
            <text:p>Nincs adat string</text:p>
          </table:table-cell>
          <table:table-cell table:style-name="ce108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6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8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7" office:value-type="string" calcext:value-type="string">
            <text:p>Fok</text:p>
          </table:table-cell>
          <table:table-cell table:style-name="ce103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6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6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2" office:value-type="string" calcext:value-type="string">
            <text:p>VÉ</text:p>
          </table:table-cell>
          <table:table-cell table:style-name="ce102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27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</number:number-style>
    <number:number-style style:name="N202">
      <number:text>CÉ: </number:text>
      <number:number number:min-integer-digits="1"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00.00.00</text:date>, <text:time style:data-style-name="N2" text:time-value="20:32:11.71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3-07T20:44:44.699000000</dc:date>
    <meta:editing-cycles>89</meta:editing-cycles>
    <meta:editing-duration>PT19H3M49S</meta:editing-duration>
    <meta:document-statistic meta:table-count="9" meta:cell-count="2342" meta:object-count="0"/>
    <meta:user-defined meta:name="Info 1"/>
    <meta:user-defined meta:name="Info 2"/>
    <meta:user-defined meta:name="Info 3"/>
    <meta:user-defined meta:name="Info 4"/>
  </office:meta>
</office:document-meta>
</file>